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3pt" fo:letter-spacing="normal" fo:font-style="normal" fo:font-weight="normal" style:font-size-asian="13pt" style:font-size-complex="13pt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mes New Roman" fo:font-size="13pt" fo:letter-spacing="normal" fo:font-style="normal" fo:font-weight="normal" officeooo:rsid="00018917" officeooo:paragraph-rsid="00018917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ecklist Part 1: HIGH RISK CATEGORIES</text:p>
      <text:p text:style-name="P1">Will your project involve clinical trials? *</text:p>
      <text:p text:style-name="P1">No</text:p>
      <text:p text:style-name="P1">Will your project involve the use of human blood or other human tissue? *</text:p>
      <text:p text:style-name="P1">No</text:p>
      <text:p text:style-name="P1">Will your project involve administering any drugs, placebos, food stuffs or drink to participants? *</text:p>
      <text:p text:style-name="P1">No</text:p>
      <text:p text:style-name="P1">Will your project involve the participation of NHS and/or Social Services staff, patients, equipment and/or facilities? *</text:p>
      <text:p text:style-name="P1">No</text:p>
      <text:p text:style-name="P1">Will your project involve participants who are particularly vulnerable? (e.g. refugees, prisoners, victims of violence) *</text:p>
      <text:p text:style-name="P1">No</text:p>
      <text:p text:style-name="P1">Will your project involve participants who are unable to give informed consent? (e.g. children, people with learning disabilities) *</text:p>
      <text:p text:style-name="P1">No</text:p>
      <text:p text:style-name="P1">Will your project risk causing psychological stress or anxiety or other harm or negative consequences beyond that normally encountered by the participants in their life outside research? *</text:p>
      <text:p text:style-name="P1">No</text:p>
      <text:p text:style-name="P1">Will your project involve actively deceiving the participants? (e.g., will participants be deliberately falsely informed, will information be withheld from them or will they be misled in such a way that they are likely to object or show unease when debriefed about the study) *</text:p>
      <text:p text:style-name="P1">No</text:p>
      <text:p text:style-name="P1">Will your project involve accessing and/or storing data that comes under the Official Secrets Act and/or poses a risk to National security? *</text:p>
      <text:p text:style-name="P1">No</text:p>
      <text:p text:style-name="P1">Is there potential for your project to have unintended harmful consequences (e.g. military use of technology / ‘weaponisation’ of artificial intelligence)? *</text:p>
      <text:p text:style-name="P1">No</text:p>
      <text:p text:style-name="P1"/>
      <text:p text:style-name="P1"><text:soft-page-break/>Checklist Part 2: MEDIUM RISK CATEGORIES</text:p>
      <text:p text:style-name="P1">Will your project involve participants? *</text:p>
      <text:p text:style-name="P1">Yes</text:p>
      <text:p text:style-name="P1">Will it be necessary for participants to take part in the study without their knowledge and consent at the time? (e.g. covert observation of people in non-public places) *</text:p>
      <text:p text:style-name="P1">No</text:p>
      <text:p text:style-name="P1">Will financial inducements (other than reasonable expenses and compensation for time) be offered to participants? *</text:p>
      <text:p text:style-name="P1">No</text:p>
      <text:p text:style-name="P1">Will your project involve collecting participant data (e.g. personal and/or sensitive data referring to a living individual)? *</text:p>
      <text:p text:style-name="P1">Yes</text:p>
      <text:p text:style-name="P1">Will your project involve accessing secondary data that is not in the public domain (e.g. personal data collected by another user)? *</text:p>
      <text:p text:style-name="P1">Yes</text:p>
      <text:p text:style-name="P1">Will your project involve accessing commercially sensitive information? *</text:p>
      <text:p text:style-name="P1">Yes</text:p>
      <text:p text:style-name="P1">Could your project have negative environmental impacts (e.g. disturbance of natural habitats; damage to, or contamination of, buildings/artefacts/wildlife) *</text:p>
      <text:p text:style-name="P1">No</text:p>
      <text:p text:style-name="P2">My project will involve the creation of a social media platform to be used as a learning and socialization tool for universities and higher education institutions.</text:p>
      <text:p text:style-name="P2">The methodology for my study will be to conduct a between subjects study involving two study groups. Both groups will be given the same set of tasks to complete, group A will be asked to fulfil these tasks on the existing university platform ie Learning Space or Moodle while group B will be asked to complete them on my prototype platform. </text:p>
      <text:p text:style-name="P2">I will use a survey to collect users experience of both platforms to gauge how much of a benefit they feel the systems to be in both the learning and social sides to university life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13:57:43.003169447</meta:creation-date>
    <dc:date>2022-11-17T14:12:29.065082102</dc:date>
    <meta:editing-duration>PT1M36S</meta:editing-duration>
    <meta:editing-cycles>1</meta:editing-cycles>
    <meta:document-statistic meta:table-count="0" meta:image-count="0" meta:object-count="0" meta:page-count="2" meta:paragraph-count="39" meta:word-count="476" meta:character-count="2973" meta:non-whitespace-character-count="2535"/>
    <meta:generator>LibreOffice/7.3.6.2$Linux_X86_64 LibreOffice_project/30$Build-2</meta:generator>
  </office:meta>
</office:document-meta>
</file>